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C00000093A94982185D5C0A40.jpg" manifest:media-type="image/jpeg"/>
  <manifest:file-entry manifest:full-path="Pictures/10000000000000630000006C0430267BA757ECC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6444in" fo:margin-top="0in" fo:margin-bottom="0in" table:align="center" style:writing-mode="lr-tb"/>
    </style:style>
    <style:style style:name="Table1.A" style:family="table-column">
      <style:table-column-properties style:column-width="1.7486in"/>
    </style:style>
    <style:style style:name="Table1.B" style:family="table-column">
      <style:table-column-properties style:column-width="0.3535in"/>
    </style:style>
    <style:style style:name="Table1.C" style:family="table-column">
      <style:table-column-properties style:column-width="0.3549in"/>
    </style:style>
    <style:style style:name="Table1.L" style:family="table-column">
      <style:table-column-properties style:column-width="0.3542in"/>
    </style:style>
    <style:style style:name="Table1.1" style:family="table-row">
      <style:table-row-properties style:min-row-height="0.3542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G1" style:family="table-cell">
      <style:table-cell-properties style:vertical-align="middle" fo:background-color="#bfbfbf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7.1833in" table:align="left" style:writing-mode="lr-tb"/>
    </style:style>
    <style:style style:name="Table2.A" style:family="table-column">
      <style:table-column-properties style:column-width="0.8979in"/>
    </style:style>
    <style:style style:name="Table2.A1" style:family="table-cell">
      <style:table-cell-properties fo:padding="0in" fo:border="none" style:writing-mode="page"/>
    </style:style>
    <style:style style:name="Table2.B2" style:family="table-cell">
      <style:table-cell-properties fo:background-color="#666666" fo:padding="0in" fo:border="none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3" style:family="paragraph" style:parent-style-name="List_20_Paragraph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4" style:family="paragraph" style:parent-style-name="List_20_Paragraph">
      <style:paragraph-properties fo:margin-left="1in" fo:margin-right="0in" fo:text-align="justify" style:justify-single-word="false" fo:text-indent="0in" style:auto-text-indent="false"/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paragraph-properties fo:text-align="end" style:justify-single-word="false"/>
      <style:text-properties style:font-name="Arial" fo:font-size="12pt" style:font-size-asian="12pt" style:font-name-complex="Arial1" style:font-size-complex="12pt"/>
    </style:style>
    <style:style style:name="P6" style:family="paragraph" style:parent-style-name="List_20_Paragraph">
      <style:paragraph-properties fo:text-align="end" style:justify-single-word="false" fo:break-before="page"/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name-complex="Arial1" style:font-size-complex="8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" style:font-name-complex="Arial1"/>
    </style:style>
    <style:style style:name="P13" style:family="paragraph" style:parent-style-name="Standard">
      <style:paragraph-properties fo:margin-top="0.0417in" fo:margin-bottom="0.0555in" style:contextual-spacing="false" fo:line-height="100%" fo:text-align="center" style:justify-single-word="false" fo:orphans="0" fo:widows="0"/>
      <style:text-properties style:font-name="Arial" officeooo:rsid="00012da1" officeooo:paragraph-rsid="00012da1" style:font-name-complex="Arial1"/>
    </style:style>
    <style:style style:name="P14" style:family="paragraph" style:parent-style-name="Standard">
      <style:paragraph-properties fo:margin-top="0.0417in" fo:margin-bottom="0.0555in" style:contextual-spacing="false" fo:line-height="100%" fo:text-align="center" style:justify-single-word="false" fo:orphans="0" fo:widows="0"/>
      <style:text-properties style:font-name="Arial" style:font-name-complex="Arial1"/>
    </style:style>
    <style:style style:name="P15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Arial" fo:font-size="10pt" style:font-size-asian="10pt" style:font-name-complex="Arial1" style:font-size-complex="10pt"/>
    </style:style>
    <style:style style:name="P16" style:family="paragraph" style:parent-style-name="Standard">
      <style:paragraph-properties fo:margin-top="0.0555in" fo:margin-bottom="0.0417in" style:contextual-spacing="false" fo:text-align="center" style:justify-single-word="false" fo:orphans="0" fo:widows="0"/>
    </style:style>
    <style:style style:name="P17" style:family="paragraph" style:parent-style-name="Standard">
      <style:paragraph-properties fo:margin-top="0in" fo:margin-bottom="0.0835in" style:contextual-spacing="false" fo:line-height="100%" fo:text-align="center" style:justify-single-word="false"/>
    </style:style>
    <style:style style:name="P18" style:family="paragraph" style:parent-style-name="List_20_Paragraph" style:list-style-name="WWNum1"/>
    <style:style style:name="P19" style:family="paragraph" style:parent-style-name="List_20_Paragraph" style:list-style-name="WWNum1">
      <style:paragraph-properties fo:text-align="justify" style:justify-single-word="false"/>
    </style:style>
    <style:style style:name="P20" style:family="paragraph" style:parent-style-name="List_20_Paragraph" style:list-style-name="WWNum1">
      <style:paragraph-properties fo:text-align="justify" style:justify-single-word="false"/>
      <style:text-properties officeooo:paragraph-rsid="0004507b"/>
    </style:style>
    <style:style style:name="P21" style:family="paragraph" style:parent-style-name="List_20_Paragraph" style:list-style-name="WWNum1">
      <style:paragraph-properties fo:text-align="justify" style:justify-single-word="false"/>
      <style:text-properties officeooo:paragraph-rsid="00053b15"/>
    </style:style>
    <style:style style:name="P22" style:family="paragraph" style:parent-style-name="List_20_Paragraph" style:list-style-name="WWNum2">
      <style:paragraph-properties fo:text-align="justify" style:justify-single-word="false"/>
    </style:style>
    <style:style style:name="P23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25" style:family="paragraph" style:parent-style-name="List_20_Paragraph" style:list-style-name="WWNum1">
      <style:paragraph-properties fo:text-align="justify" style:justify-single-word="false"/>
      <style:text-properties style:font-name="Arial" fo:font-size="12pt" officeooo:paragraph-rsid="0004507b" style:font-size-asian="12pt" style:font-name-complex="Arial1" style:font-size-complex="12pt"/>
    </style:style>
    <style:style style:name="P26" style:family="paragraph" style:parent-style-name="List_20_Paragraph" style:list-style-name="WWNum1">
      <style:paragraph-properties fo:text-align="justify" style:justify-single-word="false"/>
      <style:text-properties style:font-name="Arial" fo:font-size="12pt" officeooo:paragraph-rsid="00066e95" style:font-size-asian="12pt" style:font-name-complex="Arial1" style:font-size-complex="12pt"/>
    </style:style>
    <style:style style:name="P27" style:family="paragraph" style:parent-style-name="List_20_Paragraph" style:list-style-name="WWNum2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28" style:family="paragraph" style:parent-style-name="List_20_Paragraph" style:list-style-name="WWNum1">
      <style:paragraph-properties fo:text-align="justify" style:justify-single-word="false"/>
      <style:text-properties style:font-name="Arial" fo:font-size="12pt" officeooo:rsid="0007da50" officeooo:paragraph-rsid="0007da50" style:font-size-asian="12pt" style:font-name-complex="Arial1" style:font-size-complex="12pt"/>
    </style:style>
    <style:style style:name="P29" style:family="paragraph" style:parent-style-name="List_20_Paragraph" style:list-style-name="WWNum1">
      <style:paragraph-properties fo:text-align="justify" style:justify-single-word="false"/>
      <style:text-properties style:font-name="Arial" fo:font-size="12pt" officeooo:rsid="0004507b" officeooo:paragraph-rsid="0004507b" style:font-size-asian="12pt" style:font-name-complex="Arial1" style:font-size-complex="12pt"/>
    </style:style>
    <style:style style:name="P30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Arial" fo:font-size="12pt" officeooo:rsid="0004507b" officeooo:paragraph-rsid="0004507b" style:font-size-asian="12pt" style:font-name-complex="Arial1" style:font-size-complex="12pt"/>
    </style:style>
    <style:style style:name="P31" style:family="paragraph" style:parent-style-name="List_20_Paragraph" style:list-style-name="WWNum1">
      <style:paragraph-properties fo:margin-left="0in" fo:margin-right="0in" fo:text-align="justify" style:justify-single-word="false" fo:text-indent="0in" style:auto-text-indent="false"/>
      <style:text-properties style:font-name="Arial" fo:font-size="12pt" officeooo:rsid="000c0e76" officeooo:paragraph-rsid="000c0e76" style:font-size-asian="12pt" style:font-name-complex="Arial1" style:font-size-complex="12pt"/>
    </style:style>
    <style:style style:name="P32" style:family="paragraph" style:parent-style-name="List_20_Paragraph" style:list-style-name="WWNum1">
      <style:paragraph-properties fo:text-align="justify" style:justify-single-word="false"/>
      <style:text-properties style:font-name="Arial" fo:font-size="12pt" officeooo:rsid="000c0e76" officeooo:paragraph-rsid="000e7b73" style:font-size-asian="12pt" style:font-name-complex="Arial1" style:font-size-complex="12pt"/>
    </style:style>
    <style:style style:name="P33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34" style:family="paragraph" style:parent-style-name="Standard" style:list-style-name="WWNum1">
      <style:paragraph-properties fo:text-align="justify" style:justify-single-word="false"/>
      <style:text-properties style:font-name="Arial" fo:font-size="12pt" officeooo:rsid="001786a9" officeooo:paragraph-rsid="001786a9" style:font-size-asian="12pt" style:font-name-complex="Arial1" style:font-size-complex="12pt"/>
    </style:style>
    <style:style style:name="P35" style:family="paragraph" style:parent-style-name="Table_20_Contents">
      <style:text-properties officeooo:rsid="0018b913" officeooo:paragraph-rsid="0018b913"/>
    </style:style>
    <style:style style:name="P36" style:family="paragraph" style:parent-style-name="Table_20_Contents">
      <style:paragraph-properties fo:text-align="center" style:justify-single-word="false"/>
      <style:text-properties officeooo:rsid="0018b913" officeooo:paragraph-rsid="0018b913"/>
    </style:style>
    <style:style style:name="P37" style:family="paragraph" style:parent-style-name="Table_20_Contents">
      <style:paragraph-properties fo:text-align="center" style:justify-single-word="false"/>
    </style:style>
    <style:style style:name="P38" style:family="paragraph" style:parent-style-name="Table_20_Contents">
      <style:paragraph-properties fo:text-align="center" style:justify-single-word="false"/>
      <style:text-properties fo:color="#c9211e" loext:opacity="100%" fo:background-color="#ffff00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4507b" style:font-size-asian="12pt" style:font-name-complex="Arial1" style:font-size-complex="12pt"/>
    </style:style>
    <style:style style:name="T3" style:family="text">
      <style:text-properties style:font-name="Arial" fo:font-size="12pt" officeooo:rsid="00053b15" style:font-size-asian="12pt" style:font-name-complex="Arial1" style:font-size-complex="12pt"/>
    </style:style>
    <style:style style:name="T4" style:family="text">
      <style:text-properties style:font-name="Arial" fo:font-size="12pt" officeooo:rsid="0018b913" style:font-size-asian="12pt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6" style:family="text">
      <style:text-properties style:font-name="Arial" fo:font-weight="bold" style:font-weight-asian="bold" style:font-name-complex="Arial1"/>
    </style:style>
    <style:style style:name="T7" style:family="text">
      <style:text-properties style:font-name="Arial" style:font-name-complex="Arial1"/>
    </style:style>
    <style:style style:name="T8" style:family="text">
      <style:text-properties style:font-name="Arial" officeooo:rsid="00012da1" style:font-name-complex="Arial1"/>
    </style:style>
    <style:style style:name="T9" style:family="text">
      <style:text-properties style:text-position="super 58%" style:font-name="Arial" style:text-underline-style="solid" style:text-underline-width="auto" style:text-underline-color="font-color" fo:font-weight="bold" style:font-weight-asian="bold" style:font-name-complex="Arial1"/>
    </style:style>
    <style:style style:name="T10" style:family="text">
      <style:text-properties style:font-name="Calibri" fo:font-size="12pt" fo:font-weight="bold" style:font-size-asian="12pt" style:font-weight-asian="bold" style:font-name-complex="Calibri1" style:font-size-complex="12pt"/>
    </style:style>
    <style:style style:name="T11" style:family="text">
      <style:text-properties officeooo:rsid="0004507b"/>
    </style:style>
    <style:style style:name="T12" style:family="text">
      <style:text-properties officeooo:rsid="00053b15"/>
    </style:style>
    <style:style style:name="T13" style:family="text">
      <style:text-properties officeooo:rsid="00066e95"/>
    </style:style>
    <style:style style:name="T14" style:family="text">
      <style:text-properties officeooo:rsid="0007da50"/>
    </style:style>
    <style:style style:name="T15" style:family="text">
      <style:text-properties officeooo:rsid="000e7b73"/>
    </style:style>
    <style:style style:name="T16" style:family="text">
      <style:text-properties officeooo:rsid="000f374a"/>
    </style:style>
    <style:style style:name="T17" style:family="text">
      <style:text-properties officeooo:rsid="000fc4e8"/>
    </style:style>
    <style:style style:name="T18" style:family="text">
      <style:text-properties officeooo:rsid="0011a1b8"/>
    </style:style>
    <style:style style:name="T19" style:family="text">
      <style:text-properties officeooo:rsid="00128f07"/>
    </style:style>
    <style:style style:name="T20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2" style:family="text">
      <style:text-properties style:use-window-font-color="true" loext:opacity="0%" style:text-outline="false" style:text-line-through-style="none" style:text-line-through-type="none" fo:font-style="italic" fo:text-shadow="none" style:text-underline-style="none" fo:font-weight="normal" style:font-style-asian="italic" style:font-weight-asian="normal" style:text-emphasize="none"/>
    </style:style>
    <style:style style:name="T23" style:family="text">
      <style:text-properties officeooo:rsid="001786a9"/>
    </style:style>
    <style:style style:name="T24" style:family="text">
      <style:text-properties officeooo:rsid="0018b91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-start text:name="_Hlk64358933"/></text:p>
      <text:p text:style-name="P8">PROPOSTA DE PROJETO DE FIM DE CURSO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L"/>
        <table:table-row table:style-name="Table1.1">
          <table:table-cell table:style-name="Table1.A1" office:value-type="string">
            <text:p text:style-name="P16"><text:span text:style-name="T6">N</text:span><text:span text:style-name="T9">o</text:span><text:span text:style-name="T6"> de Matrícula:</text:span>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8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3">1</text:p>
          </table:table-cell>
          <table:table-cell table:style-name="Table1.G1" office:value-type="string">
            <text:p text:style-name="P14">E</text:p>
          </table:table-cell>
          <table:table-cell table:style-name="Table1.G1" office:value-type="string">
            <text:p text:style-name="P14">M</text:p>
          </table:table-cell>
          <table:table-cell table:style-name="Table1.G1" office:value-type="string">
            <text:p text:style-name="P14">T</text:p>
          </table:table-cell>
          <table:table-cell table:style-name="Table1.A1" office:value-type="string">
            <text:p text:style-name="P13">0</text:p>
          </table:table-cell>
          <table:table-cell table:style-name="Table1.A1" office:value-type="string">
            <text:p text:style-name="P13">0</text:p>
          </table:table-cell>
          <table:table-cell table:style-name="Table1.A1" office:value-type="string">
            <text:p text:style-name="P13">9</text:p>
          </table:table-cell>
        </table:table-row>
      </table:table>
      <text:p text:style-name="P12"/>
      <text:list xml:id="list1024871529" text:style-name="WWNum1">
        <text:list-item>
          <text:p text:style-name="P19"><text:span text:style-name="T6">Nome do Discente: <text:s/></text:span><text:span text:style-name="T7"><text:s/></text:span><text:span text:style-name="T8">Arthur Reis Bello</text:span></text:p>
        </text:list-item>
      </text:list>
      <text:p text:style-name="P2"/>
      <text:list xml:id="list234010392606269" text:continue-numbering="true" text:style-name="WWNum1">
        <text:list-item>
          <text:p text:style-name="P19"><text:span text:style-name="T6">Nome do Docente Orientador: </text:span><text:span text:style-name="T7"><text:s/>Pedro Augusto Queiroz de Assis</text:span></text:p>
        </text:list-item>
      </text:list>
      <text:p text:style-name="P2"/>
      <text:list xml:id="list234010301420569" text:continue-numbering="true" text:style-name="WWNum1">
        <text:list-item>
          <text:p text:style-name="P24">Título: <text:span text:style-name="T13">Uso de LiDar para execução de manobras autônomas de um veículo aéreo não tripulado</text:span></text:p>
        </text:list-item>
      </text:list>
      <text:p text:style-name="P2"/>
      <text:list xml:id="list234010690850964" text:continue-numbering="true" text:style-name="WWNum1">
        <text:list-item>
          <text:p text:style-name="P25">Descrição sucinta do projeto: </text:p>
          <text:p text:style-name="P32">A manutenção de linhas de transmissão é um processo de alta complexidade e risco para quem <text:span text:style-name="T18">a</text:span> realiza. <text:span text:style-name="T16">Por e</text:span>ssas estruturas suporta<text:span text:style-name="T16">rem</text:span> cabos submetidos a altas tensões, ficam suspensas a grandes alturas. <text:span text:style-name="T16">As cadeias de transmissão </text:span>requer<text:span text:style-name="T16">em</text:span> a presença de diversos equipamentos, como cadeias de isoladores, sinalizadores e amortecedores, que aumenta<text:span text:style-name="T16">m</text:span> a necessidade de manutenção. <text:span text:style-name="T16">Tal</text:span> atividade é cara e perigosa quando realizada diretamente por um<text:span text:style-name="T19">a pessoa</text:span>. Portanto, é interessante <text:span text:style-name="T16">pensar em</text:span> soluções para reduzir a intervenção do <text:span text:style-name="T17">ser humano</text:span>.</text:p>
          <text:p text:style-name="P32">A utilização de veículos aéreos não tripulados apresenta-se como uma forte alternativa para <text:span text:style-name="T17">o</text:span> problema <text:span text:style-name="T17">descrito</text:span>. O projeto <text:span text:style-name="T17">proposto</text:span> tem como objetivo realizar modificações em um drone comercial <text:span text:style-name="T18">o </text:span>associando <text:span text:style-name="T18">a </text:span>um sensor do tipo LiDAR para facilitar as manobras necessárias para posicionar o veículo próximo à cadeia de transmissão conforme a <text:span text:style-name="T18">necessidade</text:span>. O mecanismo <text:span text:style-name="T18">a ser desenvolvido </text:span><text:span text:style-name="T15">deve </text:span>escane<text:span text:style-name="T18">a</text:span><text:span text:style-name="T15">r</text:span> o espaço ao redor do drone, permitindo que o operador selecione o ponto para a aproximação do veículo. Dessa forma, a intervenção do piloto <text:span text:style-name="T18">pode</text:span> ser mínima, facilitando o controle do <text:span text:style-name="T18">drone</text:span>. <text:span text:style-name="T19">Assim, e</text:span>spera-se que o risco e a complexidade da atividade sejam reduzidos.</text:p>
          <text:list>
            <text:list-item>
              <text:list>
                <text:list-item>
                  <text:list>
                    <text:list-header>
                      <text:p text:style-name="P31"/>
                    </text:list-header>
                  </text:list>
                </text:list-item>
              </text:list>
            </text:list-item>
          </text:list>
          <text:p text:style-name="P25"/>
        </text:list-item>
      </text:list>
      <text:p text:style-name="P2"/>
      <text:list xml:id="list234011115403245" text:continue-numbering="true" text:style-name="WWNum1">
        <text:list-item>
          <text:p text:style-name="P26">Objetivos: <text:span text:style-name="T19">Facilitar a realização de manobras com um VANT de forma autônoma por meio da associação com um sensor LiDAR</text:span></text:p>
        </text:list-item>
      </text:list>
      <text:p text:style-name="P2"/>
      <text:list xml:id="list234010660349434" text:continue-numbering="true" text:style-name="WWNum1">
        <text:list-item>
          <text:p text:style-name="P24">Metodologia: <text:span text:style-name="T11">As etapas do projeto são:</text:span></text:p>
          <text:list>
            <text:list-item>
              <text:p text:style-name="P18">Configuração do ambiente de simulação</text:p>
            </text:list-item>
            <text:list-item>
              <text:p text:style-name="P18">Integração da simulação com um joystick</text:p>
            </text:list-item>
            <text:list-item>
              <text:p text:style-name="P18">Estudo da biblioteca MAVSDK para python</text:p>
            </text:list-item>
            <text:list-item>
              <text:p text:style-name="P18">Rodar exemplos da biblioteca MAVSDK</text:p>
            </text:list-item>
            <text:list-item>
              <text:p text:style-name="P18">Desenvolver trajetórias de voos simples em ambiente de simulação</text:p>
            </text:list-item>
            <text:list-item>
              <text:p text:style-name="P18">Inserir objetos do mundo real no ambiente de simulação</text:p>
            </text:list-item>
            <text:list-item>
              <text:p text:style-name="P18">Instalar a câmera no veículo simulado</text:p>
            </text:list-item>
            <text:list-item>
              <text:p text:style-name="P18"><text:soft-page-break/>Aprender a capturar as imagens da câmera e transmitir a matriz de dados via protocolo ssh</text:p>
            </text:list-item>
            <text:list-item>
              <text:p text:style-name="P18">Entender os diferentes eixos de coordenadas de voo </text:p>
            </text:list-item>
            <text:list-item>
              <text:p text:style-name="P18"><text:span text:style-name="T21">Enviar comandos de velocidade nos eixos vx, vy e vz do </text:span><text:span text:style-name="T22">body frame</text:span><text:span text:style-name="T21">, e salvar o log do comportamento do sistema.</text:span></text:p>
            </text:list-item>
            <text:list-item>
              <text:p text:style-name="P18"><text:span text:style-name="T21">Obter modelos matem</text:span><text:span text:style-name="T20">áticos SISO para cada grau de liberdade. </text:span></text:p>
            </text:list-item>
            <text:list-item>
              <text:p text:style-name="P18">Especificar o LIDAR a ser adquirido e encontrar fornecedores nacionais</text:p>
            </text:list-item>
            <text:list-item>
              <text:p text:style-name="P18">Instalar lidar na simulação na parte inferior do veículo</text:p>
            </text:list-item>
            <text:list-item>
              <text:p text:style-name="P18">Colher as informações do lidar transformando em um mapa sob o veículo</text:p>
            </text:list-item>
            <text:list-item>
              <text:p text:style-name="P18">Pegar pixel clicado pelo operador</text:p>
            </text:list-item>
            <text:list-item>
              <text:p text:style-name="P18">Combinar pixel clicado pelo operador com imagem do lida</text:p>
            </text:list-item>
            <text:list-item>
              <text:p text:style-name="P18">Desenvolver lei de controle para que o veículo se alinhe ao pixel </text:p>
            </text:list-item>
            <text:list-item>
              <text:p text:style-name="P18">Instalar o LiDAR ao drone</text:p>
            </text:list-item>
            <text:list-item>
              <text:p text:style-name="P18">Relizar testes com o sensor</text:p>
            </text:list-item>
            <text:list-item>
              <text:p text:style-name="P18">Implementar o modelo de simulação ao modelo real</text:p>
              <text:p text:style-name="P34"><text:span text:style-name="T20"/></text:p>
            </text:list-item>
          </text:list>
        </text:list-item>
      </text:list>
      <text:p text:style-name="P30"/>
      <text:p text:style-name="P2"/>
      <text:list xml:id="list234009398042698" text:continue-numbering="true" text:style-name="WWNum1">
        <text:list-item>
          <text:p text:style-name="P24">Recursos necessários: <text:span text:style-name="T14">todos esses recursos já estão disponíveis no LAR – </text:span><text:span text:style-name="T19">Laboratória de Automação e Robótica</text:span></text:p>
          <text:list>
            <text:list-item>
              <text:p text:style-name="P29">Computador pessoal</text:p>
            </text:list-item>
            <text:list-item>
              <text:p text:style-name="P29">Veículo <text:span text:style-name="T13">aéreo</text:span> não tripulado</text:p>
            </text:list-item>
            <text:list-item>
              <text:p text:style-name="P29"><text:span text:style-name="T24">P</text:span>laca de controle</text:p>
            </text:list-item>
            <text:list-item>
              <text:p text:style-name="P28"><text:span text:style-name="T24">P</text:span>lataforma de controle de vants</text:p>
            </text:list-item>
            <text:list-item>
              <text:p text:style-name="P28"><text:span text:style-name="T24">C</text:span>omputador de bordo</text:p>
            </text:list-item>
            <text:list-item>
              <text:p text:style-name="P28"><text:span text:style-name="T19">Sensor </text:span>LiDAR</text:p>
            </text:list-item>
          </text:list>
        </text:list-item>
      </text:list>
      <text:p text:style-name="P2"/>
      <text:list xml:id="list234011447114799" text:continue-numbering="true" text:style-name="WWNum1">
        <text:list-item>
          <text:p text:style-name="P24">Conhecimentos necessários ao discente:</text:p>
          <text:list>
            <text:list-item>
              <text:p text:style-name="P25">Algoritmos e Programação de Computadores (FACOM49010)</text:p>
            </text:list-item>
            <text:list-item>
              <text:p text:style-name="P20"><text:span text:style-name="T1">Geometria Analítica </text:span><text:span text:style-name="T2">(</text:span>FAMAT49011<text:span text:style-name="T11">)</text:span></text:p>
            </text:list-item>
            <text:list-item>
              <text:p text:style-name="P25">Cálculo Diferencial e Integral I (FAMAT49010) </text:p>
            </text:list-item>
            <text:list-item>
              <text:p text:style-name="P20"><text:span text:style-name="T1">Cálculo Diferencial e Integral II </text:span><text:span text:style-name="T3">(</text:span>FAMAT49020<text:span text:style-name="T12">)</text:span></text:p>
            </text:list-item>
            <text:list-item>
              <text:p text:style-name="P20"><text:span text:style-name="T1">Cinemática </text:span><text:span text:style-name="T3">(</text:span>FEMEC41030<text:span text:style-name="T12">)</text:span></text:p>
            </text:list-item>
            <text:list-item>
              <text:p text:style-name="P21"><text:span text:style-name="T1">Dinâmica </text:span><text:span text:style-name="T4">(</text:span>FEMEC41040<text:span text:style-name="T24">)</text:span></text:p>
            </text:list-item>
            <text:list-item>
              <text:p text:style-name="P21">Controle de Sistemas Lineares <text:span text:style-name="T24">(</text:span>FEMEC42060<text:span text:style-name="T24">)</text:span></text:p>
            </text:list-item>
            <text:list-item>
              <text:p text:style-name="P21">Controle Digital de Sistemas <text:span text:style-name="T24">(</text:span>FEMEC42071<text:span text:style-name="T24">)</text:span></text:p>
            </text:list-item>
            <text:list-item>
              <text:p text:style-name="P21">Processamento Digital de Sinais <text:span text:style-name="T24">(</text:span>FEELT49080<text:span text:style-name="T24">)</text:span></text:p>
            </text:list-item>
            <text:list-item>
              <text:p text:style-name="P21">Sistemas Digitais para Mecatrônica <text:span text:style-name="T24">(</text:span>FEELT49081<text:span text:style-name="T24">)</text:span></text:p>
            </text:list-item>
            <text:list-item>
              <text:p text:style-name="P21">Robótica <text:span text:style-name="T24">(</text:span>FEMEC42094<text:span text:style-name="T24">)</text:span></text:p>
            </text:list-item>
          </text:list>
        </text:list-item>
      </text:list>
      <text:p text:style-name="P2"/>
      <text:list xml:id="list234010489318901" text:continue-numbering="true" text:style-name="WWNum1">
        <text:list-item>
          <text:p text:style-name="P24">Obrigações do discente:</text:p>
          <text:p text:style-name="P28">Comparecer às reuniões semanais solicitadas e cumprir as etapas propostas dentro do cronograma.</text:p>
        </text:list-item>
      </text:list>
      <text:p text:style-name="P2"/>
      <text:list xml:id="list234010514727280" text:continue-numbering="true" text:style-name="WWNum1">
        <text:list-item>
          <text:p text:style-name="P19"><text:span text:style-name="T1">Cronograma com as etapas de atividades para 12 (doze) meses {Projeto de Fim de Curso I (1º semestre) e Projeto de Fim de Curso II (2º semestre)}. </text:span></text:p>
        </text:list-item>
      </text:list>
      <table:table table:name="Table2" table:style-name="Table2">
        <table:table-column table:style-name="Table2.A" table:number-columns-repeated="8"/>
        <text:soft-page-break/>
        <table:table-row>
          <table:table-cell table:style-name="Table2.A1" office:value-type="string">
            <text:p text:style-name="P36">Atividades</text:p>
          </table:table-cell>
          <table:table-cell table:style-name="Table2.A1" office:value-type="string">
            <text:p text:style-name="P36">Fev</text:p>
          </table:table-cell>
          <table:table-cell table:style-name="Table2.A1" office:value-type="string">
            <text:p text:style-name="P36">Mar</text:p>
          </table:table-cell>
          <table:table-cell table:style-name="Table2.A1" office:value-type="string">
            <text:p text:style-name="P36">Abril</text:p>
          </table:table-cell>
          <table:table-cell table:style-name="Table2.A1" office:value-type="string">
            <text:p text:style-name="P36">Maio</text:p>
          </table:table-cell>
          <table:table-cell table:style-name="Table2.A1" office:value-type="string">
            <text:p text:style-name="P36">Jun</text:p>
          </table:table-cell>
          <table:table-cell table:style-name="Table2.A1" office:value-type="string">
            <text:p text:style-name="P36">Jul</text:p>
          </table:table-cell>
          <table:table-cell table:style-name="Table2.A1" office:value-type="string">
            <text:p text:style-name="P36">Ago</text:p>
          </table:table-cell>
        </table:table-row>
        <table:table-row>
          <table:table-cell table:style-name="Table2.A1" office:value-type="string">
            <text:p text:style-name="P36">a</text:p>
          </table:table-cell>
          <table:table-cell table:style-name="Table2.B2" office:value-type="string">
            <text:p text:style-name="P38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b</text:p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c</text:p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d</text:p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e</text:p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f</text:p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g</text:p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h</text:p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i</text:p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j</text:p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k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l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m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n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o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p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q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B2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r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B2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s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B2" office:value-type="string">
            <text:p text:style-name="P37"/>
          </table:table-cell>
        </table:table-row>
        <table:table-row>
          <table:table-cell table:style-name="Table2.A1" office:value-type="string">
            <text:p text:style-name="P36">t</text:p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7"/>
          </table:table-cell>
          <table:table-cell table:style-name="Table2.B2" office:value-type="string">
            <text:p text:style-name="P37"/>
          </table:table-cell>
          <table:table-cell table:style-name="Table2.B2" office:value-type="string">
            <text:p text:style-name="P37"/>
          </table:table-cell>
        </table:table-row>
      </table:table>
      <text:list xml:id="list234010144439003" text:continue-numbering="true" text:style-name="WWNum1">
        <text:list-header>
          <text:p text:style-name="P19"><text:span text:style-name="T1"/></text:p>
        </text:list-header>
      </text:list>
      <text:p text:style-name="P23"><text:span text:style-name="T10"/></text:p>
      <text:p text:style-name="P2"/>
      <text:list xml:id="list234010864446968" text:continue-numbering="true" text:style-name="WWNum1">
        <text:list-item>
          <text:p text:style-name="P24">Assinaturas:</text:p>
        </text:list-item>
      </text:list>
      <text:p text:style-name="P2"/>
      <text:p text:style-name="P3">Discente: <text:s/>________________________________________________</text:p>
      <text:p text:style-name="P3"/>
      <text:p text:style-name="P3"/>
      <text:p text:style-name="P3">Docente: <text:s/>________________________________________________</text:p>
      <text:p text:style-name="P3"/>
      <text:p text:style-name="P3"/>
      <text:p text:style-name="P3"/>
      <text:p text:style-name="P5"/>
      <text:p text:style-name="P5"><text:soft-page-break/></text:p>
      <text:p text:style-name="P5">Uberlândia-MG, <text:span text:style-name="T23">24</text:span> de <text:span text:style-name="T23">janeiro</text:span> <text:s/>de 20<text:span text:style-name="T23">24</text:span>.</text:p>
      <text:p text:style-name="P5"/>
      <text:p text:style-name="P7"/>
      <text:p text:style-name="P6"/>
      <text:list xml:id="list880312827" text:style-name="WWNum2">
        <text:list-item>
          <text:p text:style-name="P27">Caso tenha envolvimento com empresa, carimbar e assinatura de responsável pela empresa. Caso não tenha envolvimento com a empresa, colocar “Não se aplica”.</text:p>
        </text:list-item>
      </text:list>
      <text:p text:style-name="P3"/>
      <text:list xml:id="list234011106707280" text:continue-numbering="true" text:style-name="WWNum2">
        <text:list-item>
          <text:p text:style-name="P22"><text:span text:style-name="T1">Se não puder citar o nome da empresa que seja citada a empresa fictícia </text:span><text:span text:style-name="T5">“A”</text:span><text:span text:style-name="T1">. Mas assinando a proposta, pois assim liberam dados e informações que irão constar do relatório final para a defesa, que é publica. </text:span></text:p>
        </text:list-item>
      </text:list>
      <text:p text:style-name="P2"/>
      <text:list xml:id="list234011083665523" text:continue-numbering="true" text:style-name="WWNum2">
        <text:list-item>
          <text:p text:style-name="P27">Se puder citar o nome da empresa, a mesma deverá também assinar a proposta, liberando a publicação dos dados e informações que irão constar do relatório final.</text:p>
        </text:list-item>
      </text:list>
      <text:p text:style-name="P4"/>
      <text:list xml:id="list234010389709381" text:continue-numbering="true" text:style-name="WWNum2">
        <text:list-item>
          <text:p text:style-name="P27">Ao utilizar dados de outros autores ou de outros trabalhos, mesmo que desenvolvidos pelo próprio discente, deverá citar devidamente os autores e trabalhos de acordo com a Lei e com a ética editorial.</text:p>
        </text:list-item>
      </text:list>
      <text:p text:style-name="P3"/>
      <text:list xml:id="list234011464921643" text:continue-numbering="true" text:style-name="WWNum2">
        <text:list-item>
          <text:p text:style-name="P27">Cabe lembrar que o relatório final depois de feitas as correções solicitadas pela banca deverá ir para o Repositório Institucional UFU - DUCERE, que também é publico.</text:p>
        </text:list-item>
      </text:list>
      <text:p text:style-name="P3"/>
      <text:list xml:id="list234010219396453" text:continue-numbering="true" text:style-name="WWNum2">
        <text:list-item>
          <text:p text:style-name="P27">No cronograma colocar as 12 (doze) colunas, uma para cada mês, mesmo sabendo que o semestre em geral é de 4 (quatro) meses, ou seja semestre letivo com mínimo de 100 (cem) dias.</text:p>
        </text:list-item>
      </text:list>
      <text:p text:style-name="P2"/>
      <text:list xml:id="list234010611160904" text:continue-numbering="true" text:style-name="WWNum2">
        <text:list-item>
          <text:p text:style-name="P27">Lembrando que no Projeto de Fim de Curso I, o discente vai realizar a revisão bibliográfica e escrever a parte do projeto já realizado, e também iniciar o desenvolvimento da parte prática, se houver. É responsabilidade do docente orientador, no final do semestre do Projeto de Fim de Curso I, atribuir e lançar a nota e faltas do discente na disciplina pelo portal do docente. </text:p>
        </text:list-item>
      </text:list>
      <text:p text:style-name="P2"/>
      <text:list xml:id="list234010803156755" text:continue-numbering="true" text:style-name="WWNum2">
        <text:list-item>
          <text:p text:style-name="P27">No segundo semestre, ou seja, no Projeto de Fim de Curso II, o discente finalizará a parte prática, se houver, escreverá a monografia e defenderá até o final do semestre, que o(a) discente estiver matriculado em projeto de fim de curso II. O fechamento do Projeto de Fim de Curso II será realizado pela coordenação após a defesa, a ATA de defesa será encaminhada pela Coordenação à DIRAC/SEAED. </text:p>
        </text:list-item>
      </text:list>
      <text:p text:style-name="P2"/>
      <text:list xml:id="list234009630032757" text:continue-numbering="true" text:style-name="WWNum2">
        <text:list-item>
          <text:p text:style-name="P27">Para defesa do Projeto de Fim de Curso II, o discente ou professor orientador deverá enviar um e-mail para a Coordenação do curso com pelo menos 15 (quinze) dias antes da defesa, contendo o documento ANEXO_D_EMT_Agendamento de Defesa de PFC II_Ver_020, devidamente preenchido e assinado.</text:p>
        </text:list-item>
      </text:list>
      <text:p text:style-name="P2"><text:bookmark text:name="_GoBack"/></text:p>
      <text:p text:style-name="P11">Aprovado na reunião do Colegiado do curso de Graduação em Engenharia Mecatrônica, no dia <text:s/>06 de abril de 2019.</text:p>
      <text:p text:style-name="P15"><text:bookmark-end text:name="_Hlk64358933"/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 fo:margin-top="0in" fo:margin-bottom="0in" style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balão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 loext:linked-style-name="Header"/>
    <style:style style:name="Rodapé_20_Char" style:display-name="Rodapé Char" style:family="text" style:parent-style-name="Default_20_Paragraph_20_Font" loext:linked-style-name="Footer"/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style:font-size-asian="12pt" style:font-name-complex="Arial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1972in" fo:margin-left="0.5909in" fo:margin-right="0.4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92in" fo:margin-left="0in" fo:margin-right="0in" fo:margin-bottom="0.059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 3" text:anchor-type="char" svg:x="6.5654in" svg:y="0.0618in" svg:width="0.4898in" svg:height="0.5311in" draw:z-index="9"><draw:image xlink:href="Pictures/10000000000000630000006C0430267BA757ECCF.jpg" xlink:type="simple" xlink:show="embed" xlink:actuate="onLoad" draw:mime-type="image/jpeg"/><svg:desc>ufu</svg:desc></draw:frame><draw:frame draw:style-name="Mfr1" draw:name="Imagem 2" text:anchor-type="char" svg:x="0.2374in" svg:y="-0.0055in" svg:width="0.6354in" svg:height="0.6665in" draw:z-index="4"><draw:image xlink:href="Pictures/100000000000008C00000093A94982185D5C0A40.jpg" xlink:type="simple" xlink:show="embed" xlink:actuate="onLoad" draw:mime-type="image/jpeg"/><svg:desc>brasao_da_republica_ALTA</svg:desc></draw:frame>SERVIÇO PUBLICO FEDERAL</text:p>
        <text:p text:style-name="MP1">MINISTÉRIO DA EDUCAÇÃO</text:p>
        <text:p text:style-name="MP1">FACULDADE DE ENGENHARIA MECÂNICA</text:p>
        <text:p text:style-name="MP1">Coordenação do Curso de Graduação em Engenharia Mecatrônica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ao Carlos Mendes Carvalho</meta:initial-creator>
    <meta:editing-cycles>8</meta:editing-cycles>
    <meta:print-date>2014-08-28T17:37:00</meta:print-date>
    <meta:creation-date>2021-02-16T12:09:00</meta:creation-date>
    <dc:date>2024-01-23T23:40:09.227264839</dc:date>
    <meta:editing-duration>PT2H26M44S</meta:editing-duration>
    <meta:generator>LibreOffice/7.3.7.2$Linux_X86_64 LibreOffice_project/30$Build-2</meta:generator>
    <meta:document-statistic meta:table-count="2" meta:image-count="2" meta:object-count="0" meta:page-count="5" meta:paragraph-count="109" meta:word-count="1059" meta:character-count="6367" meta:non-whitespace-character-count="5457"/>
    <meta:user-defined meta:name="AppVersion">14.0000</meta:user-defined>
    <meta:user-defined meta:name="Company">Microsoft</meta:user-defined>
    <meta:template xlink:type="simple" xlink:actuate="onRequest" xlink:title="Normal" xlink:href=""/>
  </office:meta>
</office:document-meta>
</file>